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Sans Pro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2996f3"/>
    </style:style>
    <style:style style:name="P2" style:family="paragraph" style:parent-style-name="Standard">
      <style:paragraph-properties fo:text-align="start" style:justify-single-word="false"/>
      <style:text-properties officeooo:paragraph-rsid="002ce629"/>
    </style:style>
    <style:style style:name="P3" style:family="paragraph" style:parent-style-name="Standard">
      <style:paragraph-properties fo:text-align="start" style:justify-single-word="false"/>
      <style:text-properties officeooo:paragraph-rsid="002f6552"/>
    </style:style>
    <style:style style:name="P4" style:family="paragraph" style:parent-style-name="Standard">
      <style:text-properties style:font-name="Open Sans" fo:font-size="11pt" officeooo:rsid="001b7889" officeooo:paragraph-rsid="001b7889" style:font-size-asian="11pt" style:font-size-complex="11pt"/>
    </style:style>
    <style:style style:name="P5" style:family="paragraph" style:parent-style-name="Standard">
      <style:text-properties style:font-name="Open Sans" fo:font-size="11pt" officeooo:rsid="001b7889" officeooo:paragraph-rsid="001be95d" style:font-size-asian="11pt" style:font-size-complex="11pt"/>
    </style:style>
    <style:style style:name="P6" style:family="paragraph" style:parent-style-name="Standard">
      <style:text-properties style:font-name="Open Sans" fo:font-size="11pt" officeooo:rsid="001be95d" officeooo:paragraph-rsid="001d1df1" style:font-size-asian="11pt" style:font-size-complex="11pt"/>
    </style:style>
    <style:style style:name="P7" style:family="paragraph" style:parent-style-name="Standard">
      <style:text-properties style:font-name="Open Sans" fo:font-size="11pt" fo:font-weight="bold" officeooo:rsid="001be95d" officeooo:paragraph-rsid="001be95d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Open Sans" fo:font-size="11pt" fo:font-weight="bold" officeooo:rsid="001be95d" officeooo:paragraph-rsid="00260662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1pt" fo:font-weight="bold" officeooo:rsid="001d3c83" officeooo:paragraph-rsid="001d3c83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Open Sans" fo:font-size="11pt" fo:font-weight="normal" officeooo:rsid="001be95d" officeooo:paragraph-rsid="001be95d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Open Sans" fo:font-size="11pt" fo:font-weight="normal" officeooo:rsid="00290064" officeooo:paragraph-rsid="00290064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Open Sans" fo:font-size="11pt" fo:font-weight="normal" officeooo:rsid="00260662" officeooo:paragraph-rsid="00260662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Open Sans" fo:font-size="11pt" fo:font-weight="normal" officeooo:rsid="0025bf4d" officeooo:paragraph-rsid="0025bf4d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Open Sans" fo:font-size="11pt" fo:font-weight="normal" officeooo:rsid="001d3c83" officeooo:paragraph-rsid="001d3c83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7be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b579" style:font-weight-asian="normal" style:font-weight-complex="normal"/>
    </style:style>
    <style:style style:name="T5" style:family="text">
      <style:text-properties fo:font-weight="normal" officeooo:rsid="002038db" style:font-weight-asian="normal" style:font-weight-complex="normal"/>
    </style:style>
    <style:style style:name="T6" style:family="text">
      <style:text-properties fo:font-weight="normal" officeooo:rsid="0022fbe1" style:font-weight-asian="normal" style:font-weight-complex="normal"/>
    </style:style>
    <style:style style:name="T7" style:family="text">
      <style:text-properties fo:font-weight="normal" officeooo:rsid="00260662" style:font-weight-asian="normal" style:font-weight-complex="normal"/>
    </style:style>
    <style:style style:name="T8" style:family="text">
      <style:text-properties fo:font-weight="normal" officeooo:rsid="0027c6ee" style:font-weight-asian="normal" style:font-weight-complex="normal"/>
    </style:style>
    <style:style style:name="T9" style:family="text">
      <style:text-properties officeooo:rsid="002038db"/>
    </style:style>
    <style:style style:name="T10" style:family="text">
      <style:text-properties officeooo:rsid="00215cee"/>
    </style:style>
    <style:style style:name="T11" style:family="text">
      <style:text-properties officeooo:rsid="0024d911"/>
    </style:style>
    <style:style style:name="T12" style:family="text">
      <style:text-properties style:font-name="Source Sans Pro" fo:font-size="11.25pt" fo:letter-spacing="normal" fo:font-weight="normal"/>
    </style:style>
    <style:style style:name="T13" style:family="text">
      <style:text-properties style:font-name="Source Sans Pro" fo:font-size="11.25pt" fo:letter-spacing="normal" fo:font-style="normal" fo:font-weight="normal" officeooo:rsid="002afadf" style:font-style-asian="normal" style:font-style-complex="normal"/>
    </style:style>
    <style:style style:name="T14" style:family="text">
      <style:text-properties style:font-name="Source Sans Pro" fo:font-size="11.25pt" fo:letter-spacing="normal" fo:font-style="normal" fo:font-weight="normal" officeooo:rsid="002b6782" style:font-style-asian="normal" style:font-style-complex="normal"/>
    </style:style>
    <style:style style:name="T15" style:family="text">
      <style:text-properties style:font-name="Source Sans Pro" fo:font-size="11.25pt" fo:letter-spacing="normal" fo:font-style="normal" fo:font-weight="normal" officeooo:rsid="002ce629" style:font-style-asian="normal" style:font-style-complex="normal"/>
    </style:style>
    <style:style style:name="T16" style:family="text">
      <style:text-properties style:font-name="Source Sans Pro" fo:font-size="11.25pt" fo:letter-spacing="normal" fo:font-style="normal" fo:font-weight="bold" officeooo:rsid="002ce629" style:font-style-asian="normal" style:font-weight-asian="bold" style:font-style-complex="normal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2996f3" style:font-weight-asian="bold" style:font-weight-complex="bold"/>
    </style:style>
    <style:style style:name="T18" style:family="text">
      <style:text-properties fo:font-size="11.25pt" fo:letter-spacing="normal" fo:font-weight="normal"/>
    </style:style>
    <style:style style:name="T19" style:family="text">
      <style:text-properties fo:font-size="11.25pt" fo:letter-spacing="normal" fo:font-style="normal" fo:font-weight="normal" officeooo:rsid="002afadf" style:font-style-asian="normal" style:font-style-complex="normal"/>
    </style:style>
    <style:style style:name="T20" style:family="text">
      <style:text-properties fo:font-size="11.25pt" fo:letter-spacing="normal" fo:font-style="normal" fo:font-weight="normal" officeooo:rsid="002b6782" style:font-style-asian="normal" style:font-style-complex="normal"/>
    </style:style>
    <style:style style:name="T21" style:family="text">
      <style:text-properties fo:font-size="11.25pt" fo:letter-spacing="normal" fo:font-style="normal" fo:font-weight="normal" officeooo:rsid="002ce629" style:font-style-asian="normal" style:font-style-complex="normal"/>
    </style:style>
    <style:style style:name="T22" style:family="text">
      <style:text-properties fo:font-size="11.25pt" fo:letter-spacing="normal" fo:font-style="normal" fo:font-weight="bold" officeooo:rsid="002ce629" style:font-style-asian="normal" style:font-weight-asian="bold" style:font-style-complex="normal" style:font-weight-complex="bold"/>
    </style:style>
    <style:style style:name="T23" style:family="text">
      <style:text-properties style:font-name="Open Sans" style:text-underline-style="solid" style:text-underline-width="auto" style:text-underline-color="font-color" fo:font-weight="bold" officeooo:rsid="002996f3" style:font-weight-asian="bold" style:font-weight-complex="bold"/>
    </style:style>
    <style:style style:name="T24" style:family="text">
      <style:text-properties style:font-name="Open Sans" fo:font-size="11.25pt" fo:letter-spacing="normal" fo:font-weight="normal"/>
    </style:style>
    <style:style style:name="T25" style:family="text">
      <style:text-properties style:font-name="Open Sans" fo:font-size="11.25pt" fo:letter-spacing="normal" fo:font-style="normal" fo:font-weight="normal" officeooo:rsid="002afadf" style:font-style-asian="normal" style:font-style-complex="normal"/>
    </style:style>
    <style:style style:name="T26" style:family="text">
      <style:text-properties style:font-name="Open Sans" fo:font-size="11.25pt" fo:letter-spacing="normal" fo:font-style="normal" fo:font-weight="normal" officeooo:rsid="002b6782" style:font-style-asian="normal" style:font-style-complex="normal"/>
    </style:style>
    <style:style style:name="T27" style:family="text">
      <style:text-properties style:font-name="Open Sans" fo:font-size="11.25pt" fo:letter-spacing="normal" fo:font-style="normal" fo:font-weight="normal" officeooo:rsid="002ce629" style:font-style-asian="normal" style:font-style-complex="normal"/>
    </style:style>
    <style:style style:name="T28" style:family="text">
      <style:text-properties style:font-name="Open Sans" fo:font-size="11.25pt" fo:letter-spacing="normal" fo:font-style="normal" fo:font-weight="bold" officeooo:rsid="002ce629" style:font-style-asian="normal" style:font-weight-asian="bold" style:font-style-complex="normal" style:font-weight-complex="bold"/>
    </style:style>
    <style:style style:name="T29" style:family="text">
      <style:text-properties style:font-name="Open Sans" fo:letter-spacing="normal" fo:font-weight="normal"/>
    </style:style>
    <style:style style:name="T30" style:family="text">
      <style:text-properties style:font-name="Open Sans" fo:letter-spacing="normal" fo:font-style="normal" fo:font-weight="normal" officeooo:rsid="002afadf" style:font-style-asian="normal" style:font-style-complex="normal"/>
    </style:style>
    <style:style style:name="T31" style:family="text">
      <style:text-properties style:font-name="Open Sans" fo:letter-spacing="normal" fo:font-style="normal" fo:font-weight="normal" officeooo:rsid="002b6782" style:font-style-asian="normal" style:font-style-complex="normal"/>
    </style:style>
    <style:style style:name="T32" style:family="text">
      <style:text-properties style:font-name="Open Sans" fo:letter-spacing="normal" fo:font-style="normal" fo:font-weight="normal" officeooo:rsid="002ce629" style:font-style-asian="normal" style:font-style-complex="normal"/>
    </style:style>
    <style:style style:name="T33" style:family="text">
      <style:text-properties style:font-name="Open Sans" fo:letter-spacing="normal" fo:font-style="normal" fo:font-weight="bold" officeooo:rsid="002ce629" style:font-style-asian="normal" style:font-weight-asian="bold" style:font-style-complex="normal" style:font-weight-complex="bold"/>
    </style:style>
    <style:style style:name="T34" style:family="text">
      <style:text-properties style:font-name="Open Sans" fo:font-size="11pt" style:text-underline-style="solid" style:text-underline-width="auto" style:text-underline-color="font-color" fo:font-weight="bold" officeooo:rsid="002996f3" style:font-size-asian="11pt" style:font-weight-asian="bold" style:font-size-complex="11pt" style:font-weight-complex="bold"/>
    </style:style>
    <style:style style:name="T35" style:family="text">
      <style:text-properties style:font-name="Open Sans" fo:font-size="11pt" fo:letter-spacing="normal" fo:font-weight="normal" style:font-size-asian="11pt" style:font-size-complex="11pt"/>
    </style:style>
    <style:style style:name="T36" style:family="text">
      <style:text-properties style:font-name="Open Sans" fo:font-size="11pt" fo:letter-spacing="normal" fo:font-style="normal" fo:font-weight="normal" officeooo:rsid="002afadf" style:font-size-asian="11pt" style:font-style-asian="normal" style:font-size-complex="11pt" style:font-style-complex="normal"/>
    </style:style>
    <style:style style:name="T37" style:family="text">
      <style:text-properties style:font-name="Open Sans" fo:font-size="11pt" fo:letter-spacing="normal" fo:font-style="normal" fo:font-weight="normal" officeooo:rsid="002b6782" style:font-size-asian="11pt" style:font-style-asian="normal" style:font-size-complex="11pt" style:font-style-complex="normal"/>
    </style:style>
    <style:style style:name="T38" style:family="text">
      <style:text-properties style:font-name="Open Sans" fo:font-size="11pt" fo:letter-spacing="normal" fo:font-style="normal" fo:font-weight="normal" officeooo:rsid="002ce629" style:font-size-asian="11pt" style:font-style-asian="normal" style:font-size-complex="11pt" style:font-style-complex="normal"/>
    </style:style>
    <style:style style:name="T39" style:family="text">
      <style:text-properties style:font-name="Open Sans" fo:font-size="11pt" fo:letter-spacing="normal" fo:font-style="normal" fo:font-weight="normal" officeooo:rsid="002f6552" style:font-size-asian="11pt" style:font-style-asian="normal" style:font-size-complex="11pt" style:font-style-complex="normal"/>
    </style:style>
    <style:style style:name="T40" style:family="text">
      <style:text-properties style:font-name="Open Sans" fo:font-size="11pt" fo:letter-spacing="normal" fo:font-style="normal" fo:font-weight="bold" officeooo:rsid="002ce629" style:font-size-asian="11pt" style:font-style-asian="normal" style:font-weight-asian="bold" style:font-size-complex="11pt" style:font-style-complex="normal" style:font-weight-complex="bold"/>
    </style:style>
    <style:style style:name="T41" style:family="text">
      <style:text-properties style:font-name="Open Sans" fo:font-size="11pt" fo:letter-spacing="normal" fo:font-style="normal" fo:font-weight="bold" officeooo:rsid="002f6552" style:font-size-asian="11pt" style:font-style-asian="normal" style:font-weight-asian="bold" style:font-size-complex="11pt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lossaire JAVA et POO</text:p>
      <text:p text:style-name="P4"/>
      <text:p text:style-name="P5"><text:span text:style-name="T1">Variable : </text:span>pour <text:span text:style-name="T9">définir</text:span> une variable on doit typer <text:s/>la variable.</text:p>
      <text:p text:style-name="P4">Exemple :</text:p>
      <text:p text:style-name="P4">String name = Adrien ;</text:p>
      <text:p text:style-name="P4">Int age = 29 ;</text:p>
      <text:p text:style-name="P4">Boolean student = true ;</text:p>
      <text:p text:style-name="P4"/>
      <text:p text:style-name="P7">Class<text:span text:style-name="T9">e</text:span> : <text:span text:style-name="T4">moule d’un objet, contient attributs et méthodes et constructeurs.</text:span></text:p>
      <text:p text:style-name="P7"/>
      <text:p text:style-name="P7">Objet : <text:span text:style-name="T4">instanciation d’une classe.</text:span></text:p>
      <text:p text:style-name="P10"/>
      <text:p text:style-name="P7">Abstract class : <text:span text:style-name="T4">classe qui n’est pas instanciée, mais avec l’héritage on peut se servir des ses méthodes et attributs. </text:span><text:span text:style-name="T6">(super classe) ex : abstract class human { }</text:span></text:p>
      <text:p text:style-name="P7"/>
      <text:p text:style-name="P7"><text:span text:style-name="T10">Méthode</text:span>: <text:span text:style-name="T5">fonction d’une classe.</text:span></text:p>
      <text:p text:style-name="P7"/>
      <text:p text:style-name="P7"><text:span text:style-name="T9">Héritage</text:span> (legacy) : <text:span text:style-name="T4">permet de spécialiser des classes. Une classe peut hériter des méthodes et attributs de la classe parent.</text:span></text:p>
      <text:p text:style-name="P7"/>
      <text:p text:style-name="P7">Polymorphisme : <text:span text:style-name="T8">c’est la capacité de manipuler un objet sans connaître son type. </text:span></text:p>
      <text:p text:style-name="P11">On peut manipuler ou instancier un objet fille avec le type de la classe mere.</text:p>
      <text:p text:style-name="P7"/>
      <text:p text:style-name="P8">Interface : <text:span text:style-name="T7">Une Interface est une classe totalement abstraite.</text:span></text:p>
      <text:p text:style-name="P12">On peut appeler plusieurs Interfaces pour une même classe classique contrairement à l’héritage .</text:p>
      <text:p text:style-name="P12">Ex : public interface Alpha { }</text:p>
      <text:p text:style-name="P13">public class Beta implements <text:span text:style-name="T11">Alpha</text:span> { }</text:p>
      <text:p text:style-name="P7"/>
      <text:p text:style-name="P6"><text:span text:style-name="T1">IDE </text:span>: Integrated <text:span text:style-name="T9">développement</text:span> environment. </text:p>
      <text:p text:style-name="P6">C’est un outil qui contient tout ce qui est <text:span text:style-name="T9">nécessaire</text:span> pour <text:span text:style-name="T9">développer</text:span> sur un langage. Pour java il va contenir un <text:span text:style-name="T9">éditeur</text:span> de texte mais aussi le jdk pour compiler et executer des projet java. <text:span text:style-name="T2">Il en existe plusieurs : NetBean, Eclipse, intelliJ. NetBean.</text:span></text:p>
      <text:p text:style-name="P6"/>
      <text:p text:style-name="P9">Conversion : <text:span text:style-name="T3">Conversion d’un type à un autre : cast</text:span></text:p>
      <text:p text:style-name="P14">exemple :</text:p>
      <text:p text:style-name="P14">int a = 29 ;</text:p>
      <text:p text:style-name="P14">double b = (double)a ;</text:p>
      <text:p text:style-name="P14"/>
      <text:p text:style-name="P1"><text:span text:style-name="T34">UML : </text:span><text:span text:style-name="Emphasis"><text:span text:style-name="Strong_20_Emphasis"><text:span text:style-name="T35">U</text:span></text:span></text:span><text:span text:style-name="Emphasis"><text:span text:style-name="T35">nified </text:span></text:span><text:span text:style-name="Emphasis"><text:span text:style-name="Strong_20_Emphasis"><text:span text:style-name="T35">M</text:span></text:span></text:span><text:span text:style-name="Emphasis"><text:span text:style-name="T35">odeling </text:span></text:span><text:span text:style-name="Emphasis"><text:span text:style-name="Strong_20_Emphasis"><text:span text:style-name="T35">L</text:span></text:span></text:span><text:span text:style-name="Emphasis"><text:span text:style-name="T35">anguage </text:span></text:span><text:span text:style-name="Emphasis"><text:span text:style-name="T36">, c’est une </text:span></text:span><text:span text:style-name="Emphasis"><text:span text:style-name="T37">méthode</text:span></text:span><text:span text:style-name="Emphasis"><text:span text:style-name="T36"> graphique pour </text:span></text:span><text:span text:style-name="Emphasis"><text:span text:style-name="T37">modéliser</text:span></text:span><text:span text:style-name="Emphasis"><text:span text:style-name="T36"> nos données, notre code. (comme la </text:span></text:span><text:span text:style-name="Emphasis"><text:span text:style-name="T37">méthode</text:span></text:span><text:span text:style-name="Emphasis"><text:span text:style-name="T36"> merise en BDD).</text:span></text:span></text:p>
      <text:p text:style-name="P1"><text:span text:style-name="Emphasis"><text:span text:style-name="T36"/></text:span></text:p>
      <text:p text:style-name="P2"><text:span text:style-name="Emphasis"><text:span text:style-name="T40">IHM </text:span></text:span><text:span text:style-name="Emphasis"><text:span text:style-name="T38">: Interface Homme Machine</text:span></text:span></text:p>
      <text:p text:style-name="P2"><text:span text:style-name="Emphasis"><text:span text:style-name="T40">GUI </text:span></text:span><text:span text:style-name="Emphasis"><text:span text:style-name="T38">: <text:s/>Graphical User Interface </text:span></text:span></text:p>
      <text:p text:style-name="P3"><text:span text:style-name="Emphasis"><text:span text:style-name="T41">Swing </text:span></text:span><text:span text:style-name="Emphasis"><text:span text:style-name="T39">: Package java pour la gestion des interfaces utilisateur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ource Sans Pro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0:55:44.968000000</meta:creation-date>
    <dc:date>2017-03-15T11:49:51.107000000</dc:date>
    <meta:editing-duration>PT3H50M51S</meta:editing-duration>
    <meta:editing-cycles>20</meta:editing-cycles>
    <meta:generator>LibreOffice/5.1.5.2$Windows_x86 LibreOffice_project/7a864d8825610a8c07cfc3bc01dd4fce6a9447e5</meta:generator>
    <meta:document-statistic meta:table-count="0" meta:image-count="0" meta:object-count="0" meta:page-count="1" meta:paragraph-count="27" meta:word-count="279" meta:character-count="1623" meta:non-whitespace-character-count="1366"/>
  </office:meta>
</office:document-meta>
</file>